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722in" table:align="left"/>
    </style:style>
    <style:style style:name="Table1.A" style:family="table-column">
      <style:table-column-properties style:column-width="0.6847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f13b" officeooo:paragraph-rsid="0010f13b"/>
    </style:style>
    <style:style style:name="P2" style:family="paragraph" style:parent-style-name="Standard">
      <style:text-properties fo:font-size="10pt" officeooo:rsid="0010f13b" officeooo:paragraph-rsid="0010f13b" style:font-size-asian="10pt" style:font-size-complex="10pt"/>
    </style:style>
    <style:style style:name="P3" style:family="paragraph" style:parent-style-name="Text_20_body">
      <style:text-properties officeooo:rsid="00084b42" officeooo:paragraph-rsid="00084b42"/>
    </style:style>
    <style:style style:name="P4" style:family="paragraph" style:parent-style-name="Text_20_body">
      <style:text-properties officeooo:rsid="000e68c3" officeooo:paragraph-rsid="000e68c3"/>
    </style:style>
    <style:style style:name="P5" style:family="paragraph" style:parent-style-name="Text_20_body">
      <style:text-properties officeooo:rsid="0008cff2" officeooo:paragraph-rsid="000b015a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10f13b" officeooo:paragraph-rsid="0010f13b" style:font-size-asian="10pt" style:font-size-complex="10pt"/>
    </style:style>
    <style:style style:name="P8" style:family="paragraph" style:parent-style-name="Text_20_body" style:list-style-name="L1">
      <style:text-properties officeooo:rsid="00081639" officeooo:paragraph-rsid="00081639"/>
    </style:style>
    <style:style style:name="P9" style:family="paragraph" style:parent-style-name="Text_20_body" style:list-style-name="L1">
      <style:text-properties officeooo:rsid="00084b42" officeooo:paragraph-rsid="00084b42"/>
    </style:style>
    <style:style style:name="P10" style:family="paragraph" style:parent-style-name="Text_20_body" style:list-style-name="L2">
      <style:text-properties officeooo:rsid="00084b42" officeooo:paragraph-rsid="00084b42"/>
    </style:style>
    <style:style style:name="P11" style:family="paragraph" style:parent-style-name="Text_20_body" style:list-style-name="L3">
      <style:text-properties officeooo:rsid="0008cff2" officeooo:paragraph-rsid="000b015a"/>
    </style:style>
    <style:style style:name="P12" style:family="paragraph" style:parent-style-name="Text_20_body" style:list-style-name="L4">
      <style:text-properties officeooo:rsid="0008cff2" officeooo:paragraph-rsid="0008cff2"/>
    </style:style>
    <style:style style:name="P13" style:family="paragraph" style:parent-style-name="Text_20_body" style:list-style-name="L4">
      <style:text-properties officeooo:rsid="0008cff2" officeooo:paragraph-rsid="00095419"/>
    </style:style>
    <style:style style:name="P14" style:family="paragraph" style:parent-style-name="Text_20_body" style:list-style-name="L4">
      <style:text-properties officeooo:rsid="00095419" officeooo:paragraph-rsid="00095419"/>
    </style:style>
    <style:style style:name="P15" style:family="paragraph" style:parent-style-name="Text_20_body" style:list-style-name="L4">
      <style:text-properties officeooo:rsid="0012b9fe" officeooo:paragraph-rsid="0012b9fe"/>
    </style:style>
    <style:style style:name="P16" style:family="paragraph" style:parent-style-name="Text_20_body" style:list-style-name="L4">
      <style:text-properties officeooo:rsid="000b015a" officeooo:paragraph-rsid="000b015a"/>
    </style:style>
    <style:style style:name="P17" style:family="paragraph" style:parent-style-name="Text_20_body" style:list-style-name="L4">
      <style:text-properties officeooo:rsid="000e68c3" officeooo:paragraph-rsid="000e68c3"/>
    </style:style>
    <style:style style:name="P18" style:family="paragraph" style:parent-style-name="Text_20_body" style:list-style-name="L5">
      <style:text-properties officeooo:rsid="000e68c3" officeooo:paragraph-rsid="000e68c3"/>
    </style:style>
    <style:style style:name="P19" style:family="paragraph" style:parent-style-name="Text_20_body" style:list-style-name="L6">
      <style:text-properties officeooo:rsid="001157c7" officeooo:paragraph-rsid="001157c7"/>
    </style:style>
    <style:style style:name="P20" style:family="paragraph" style:parent-style-name="Text_20_body" style:list-style-name="L2">
      <style:text-properties officeooo:rsid="0015d84b" officeooo:paragraph-rsid="0015d84b"/>
    </style:style>
    <style:style style:name="P21" style:family="paragraph" style:parent-style-name="Text_20_body" style:list-style-name="L4">
      <style:text-properties style:use-window-font-color="true" officeooo:rsid="0008cff2" officeooo:paragraph-rsid="0008cff2"/>
    </style:style>
    <style:style style:name="P22" style:family="paragraph" style:parent-style-name="Text_20_body" style:list-style-name="L2">
      <style:text-properties style:use-window-font-color="true" officeooo:rsid="00084b42" officeooo:paragraph-rsid="00084b42"/>
    </style:style>
    <style:style style:name="P23" style:family="paragraph" style:parent-style-name="Heading_20_1">
      <style:text-properties officeooo:rsid="0016469c" officeooo:paragraph-rsid="0016469c"/>
    </style:style>
    <style:style style:name="P24" style:family="paragraph" style:parent-style-name="Table_20_Contents">
      <style:text-properties fo:font-size="10pt" officeooo:rsid="0010f13b" officeooo:paragraph-rsid="0010f13b" style:font-size-asian="10pt" style:font-size-complex="10pt"/>
    </style:style>
    <style:style style:name="P25" style:family="paragraph" style:parent-style-name="Table_20_Contents">
      <style:text-properties fo:font-size="10pt" officeooo:rsid="0015d84b" officeooo:paragraph-rsid="0015d84b" style:font-size-asian="10pt" style:font-size-complex="10pt"/>
    </style:style>
    <style:style style:name="P26" style:family="paragraph" style:parent-style-name="Table_20_Contents">
      <style:text-properties fo:font-size="10pt" officeooo:rsid="0016469c" officeooo:paragraph-rsid="0016469c" style:font-size-asian="10pt" style:font-size-complex="10pt"/>
    </style:style>
    <style:style style:name="P27" style:family="paragraph">
      <style:paragraph-properties fo:margin-left="0in" fo:margin-right="0in" fo:margin-top="0in" fo:margin-bottom="0in" fo:line-height="100%" fo:text-align="center" fo:text-indent="0in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4b42"/>
    </style:style>
    <style:style style:name="T2" style:family="text">
      <style:text-properties officeooo:rsid="00095419"/>
    </style:style>
    <style:style style:name="T3" style:family="text">
      <style:text-properties fo:color="#ff3333"/>
    </style:style>
    <style:style style:name="T4" style:family="text">
      <style:text-properties fo:color="#ff3333" fo:font-weight="normal" style:font-weight-asian="normal" style:font-weight-complex="normal"/>
    </style:style>
    <style:style style:name="T5" style:family="text">
      <style:text-properties fo:color="#ff3333" officeooo:rsid="0015d84b"/>
    </style:style>
    <style:style style:name="T6" style:family="text">
      <style:text-properties officeooo:rsid="001157c7"/>
    </style:style>
    <style:style style:name="T7" style:family="text">
      <style:text-properties officeooo:rsid="0012b9fe"/>
    </style:style>
    <style:style style:name="T8" style:family="text">
      <style:text-properties officeooo:rsid="0014ed51"/>
    </style:style>
    <style:style style:name="T9" style:family="text">
      <style:text-properties officeooo:rsid="0016469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563in" fo:min-width="0.5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36in" fo:min-width="0.31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36in" fo:min-width="0.7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772in" fo:min-width="0.5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ff3333" draw:marker-start="Triangle_20_unfilled" draw:marker-start-width="0.1181in" draw:marker-start-center="false" draw:marker-end="Triangle_20_unfilled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ff3333" draw:marker-start="" draw:marker-start-width="0.0783in" draw:marker-start-center="false" draw:marker-end="Triangle_20_unfilled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Requisitos del demostrador</text:h>
      <text:h text:style-name="Heading_20_2" text:outline-level="2"><text:span text:style-name="T9">A</text:span>rquitectura</text:h>
      <text:p text:style-name="Text_20_body"/>
      <text:p text:style-name="P1"><draw:g text:anchor-type="paragraph" draw:z-index="0" draw:name="Shape2" draw:style-name="gr1"><draw:custom-shape draw:style-name="gr2" draw:text-style-name="P28" xml:id="id2" draw:id="id2" svg:width="0.7087in" svg:height="0.3551in" svg:x="0.6752in" svg:y="0.6067in"><text:p text:style-name="P27"><text:span text:style-name="T11">Cap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9" xml:id="id1" draw:id="id1" svg:width="0.1185in" svg:height="0.1185in" svg:x="0.0453in" svg:y="0.48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29" xml:id="id3" draw:id="id3" svg:width="0.1185in" svg:height="0.1185in" svg:x="0.0453in" svg:y="0.7654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29" xml:id="id4" draw:id="id4" svg:width="0.1185in" svg:height="0.1189in" svg:x="0.0453in" svg:y="1.0402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4" draw:text-style-name="P30" xml:id="id5" draw:id="id5" svg:width="0.5122in" svg:height="0.4724in" svg:x="2.2106in" svg:y="0.5283in"><text:p text:style-name="P27"><text:span text:style-name="T11">Cotrol</text:span></text:p><text:p text:style-name="P27"><text:span text:style-name="T11">local</text:span></text:p><draw:enhanced-geometry svg:viewBox="0 0 21600 21600" draw:type="rectangle" draw:enhanced-path="M 0 0 L 21600 0 21600 21600 0 21600 0 0 Z N"/></draw:custom-shape><draw:custom-shape draw:style-name="gr5" draw:text-style-name="P30" xml:id="id6" draw:id="id6" svg:width="0.9843in" svg:height="0.4724in" svg:x="3.8642in" svg:y="0.5283in"><text:p text:style-name="P27"><text:span text:style-name="T11">Supervision</text:span></text:p><draw:enhanced-geometry svg:viewBox="0 0 21600 21600" draw:type="rectangle" draw:enhanced-path="M 0 0 L 21600 0 21600 21600 0 21600 0 0 Z N"/></draw:custom-shape><draw:custom-shape draw:style-name="gr6" draw:text-style-name="P29" svg:width="0.748in" svg:height="0.276in" svg:x="3.9819in" svg:y="0.9969in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onnector draw:style-name="gr7" draw:text-style-name="P29" svg:x1="0.1634in" svg:y1="0.5476in" svg:x2="0.6752in" svg:y2="0.7835in" draw:start-shape="id1" draw:start-glue-point="7" draw:end-shape="id2" draw:end-glue-point="3" svg:d="M415 1391h650v599h650" svg:viewBox="0 0 1302 601"><text:p/></draw:connector><draw:connector draw:style-name="gr7" draw:text-style-name="P29" svg:x1="0.1634in" svg:y1="0.8244in" svg:x2="0.6752in" svg:y2="0.7839in" draw:start-shape="id3" draw:start-glue-point="7" draw:end-shape="id2" draw:end-glue-point="3" svg:d="M415 2094h650v-103h650" svg:viewBox="0 0 1302 104"><text:p/></draw:connector><draw:connector draw:style-name="gr7" draw:text-style-name="P29" svg:x1="0.1634in" svg:y1="1.1in" svg:x2="0.6752in" svg:y2="0.7839in" draw:start-shape="id4" draw:start-glue-point="7" draw:end-shape="id2" draw:end-glue-point="3" svg:d="M415 2794h650v-803h650" svg:viewBox="0 0 1302 804"><text:p/></draw:connector><draw:connector draw:style-name="gr8" draw:text-style-name="P30" draw:type="line" svg:x1="1.3835in" svg:y1="0.7839in" svg:x2="2.2102in" svg:y2="0.7646in" draw:start-shape="id2" draw:start-glue-point="1" draw:end-shape="id5" draw:end-glue-point="3" svg:d="M3514 1991l2100-49" svg:viewBox="0 0 2103 51"><text:p/></draw:connector><draw:custom-shape draw:style-name="gr9" draw:text-style-name="P29" svg:width="1.1031in" svg:height="0.1185in" svg:x="2.7614in" svg:y="0.6858in"><text:p/><draw:enhanced-geometry svg:viewBox="0 0 21600 21600" draw:text-areas="?f5 ?f1 ?f6 ?f3" draw:type="left-right-arrow" draw:modifiers="2907.2474116387 4592.69102990033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onnector draw:style-name="gr10" draw:text-style-name="P30" draw:line-skew="-0.2669in" svg:x1="1.0291in" svg:y1="0.6071in" svg:x2="4.3555in" svg:y2="0.5283in" draw:start-shape="id2" draw:start-glue-point="0" draw:end-shape="id6" draw:end-glue-point="0" svg:d="M2614 1542v-1380h8449v1180" svg:viewBox="0 0 8451 1381"><text:p/></draw:connector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Sensores</text:p>
          </table:table-cell>
          <table:table-cell table:style-name="Table1.A1" office:value-type="string">
            <text:p text:style-name="P7">Arduino <text:span text:style-name="T8">(mega)</text:span></text:p>
          </table:table-cell>
          <table:table-cell table:style-name="Table1.A1" office:value-type="string">
            <text:p text:style-name="P7">Olimex</text:p>
          </table:table-cell>
          <table:table-cell table:style-name="Table1.D1" office:value-type="string">
            <text:p text:style-name="P2">Pandora FM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5">Router</text:p>
          </table:table-cell>
          <table:table-cell table:style-name="Table1.A2" office:value-type="string">
            <text:p text:style-name="P2"><text:tab/>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7"/>
          </table:table-cell>
        </table:table-row>
      </table:table>
      <text:p text:style-name="P1"><text:tab/></text:p>
      <text:h text:style-name="Heading_20_2" text:outline-level="2">Requisitos</text:h>
      <text:h text:style-name="Heading_20_3" text:outline-level="3">Requisitos de captura</text:h>
      <text:list xml:id="list5247044913156532645" text:style-name="L1">
        <text:list-item>
          <text:p text:style-name="P8">Número de sensores:</text:p>
          <text:list>
            <text:list-item>
              <text:p text:style-name="P8">Temperatura: 9</text:p>
            </text:list-item>
            <text:list-item>
              <text:p text:style-name="P8"><text:span text:style-name="T8">Presión</text:span>: 1</text:p>
            </text:list-item>
            <text:list-item>
              <text:p text:style-name="P8"><text:span text:style-name="T8">Intensidad</text:span>: 1</text:p>
            </text:list-item>
            <text:list-item>
              <text:p text:style-name="P8"><text:span text:style-name="T1">A</text:span>ctuadores sobre <text:span text:style-name="T8">relés</text:span> <text:span text:style-name="T1">de CA</text:span>: 2</text:p>
            </text:list-item>
          </text:list>
        </text:list-item>
        <text:list-item>
          <text:p text:style-name="P8">Medida de carga de <text:span text:style-name="T8">baterías</text:span></text:p>
        </text:list-item>
        <text:list-item>
          <text:p text:style-name="P9">Display LCD local con las medida<text:span text:style-name="T8">s</text:span> <text:span text:style-name="T8">instantáneas</text:span></text:p>
        </text:list-item>
        <text:list-item>
          <text:p text:style-name="P8">Coste del control (sin sensores) inferior a 30 €</text:p>
        </text:list-item>
        <text:list-item>
          <text:p text:style-name="P8">Toma de medidas cada 10 segundos configurable</text:p>
        </text:list-item>
        <text:list-item>
          <text:p text:style-name="P8">Almacenamiento de las medidas durante 24 horas</text:p>
        </text:list-item>
      </text:list>
      <text:p text:style-name="P3">La conexión del dispositivo de captura se debe poder hacer con los protocolos</text:p>
      <text:list xml:id="list6546209601594775784" text:style-name="L2">
        <text:list-item>
          <text:p text:style-name="P22"><text:span text:style-name="T10">snmp</text:span>. Permite la conectividad con el sistema de supervisión sin necesidad de saltos intermedios</text:p>
        </text:list-item>
        <text:list-item>
          <text:p text:style-name="P22">wifi. Capa de trasnporte que se conecta a la infraestructura del usuario o a redes públicas como guifi.net</text:p>
        </text:list-item>
        <text:list-item>
          <text:p text:style-name="P20">RJ-45. Para la conexión local a un router</text:p>
        </text:list-item>
        <text:list-item>
          <text:p text:style-name="P20"><text:soft-page-break/>conexión serie para la conexión con el control local o con el router</text:p>
        </text:list-item>
        <text:list-item>
          <text:p text:style-name="P10">LoRa. (opcional) Capa de transporte que se conecta a redes públicas de sensores</text:p>
        </text:list-item>
      </text:list>
      <text:h text:style-name="Heading_20_3" text:outline-level="3">Requisitos de control local</text:h>
      <text:p text:style-name="P5">El control local tiene como objetivo la gestión global del sistema energético de una localización. </text:p>
      <text:list xml:id="list5117780293179374724" text:style-name="L3">
        <text:list-item>
          <text:p text:style-name="P11">Proporciona la información de cada uno de los elementos del sistema</text:p>
        </text:list-item>
      </text:list>
      <text:list xml:id="list7810824104847703901" text:style-name="L4">
        <text:list-item>
          <text:p text:style-name="P14">Actuar manualmente sobre los dispositivos</text:p>
        </text:list-item>
        <text:list-item>
          <text:p text:style-name="P21">Almacenar los datos de los dispositivos de captura.</text:p>
        </text:list-item>
        <text:list-item>
          <text:p text:style-name="P12">Conexión a <text:span text:style-name="T7">servicios</text:span> de internet para recoger información relativa a la <text:span text:style-name="T7">E</text:span>nergia.</text:p>
        </text:list-item>
        <text:list-item>
          <text:p text:style-name="P12"><text:span text:style-name="T7">Presentar</text:span> los datos recibidos en tiempo real</text:p>
        </text:list-item>
        <text:list-item>
          <text:p text:style-name="P12">Presentar la información de forma gráfica</text:p>
        </text:list-item>
        <text:list-item>
          <text:p text:style-name="P15">Conexión con los principales protocolos de IoT (X10, Insteon, mqtt, KNX, ZigBee)</text:p>
        </text:list-item>
        <text:list-item>
          <text:p text:style-name="P13"><text:span text:style-name="T2">Actuar</text:span> en caso de <text:span text:style-name="T2">alarmas</text:span> criticas</text:p>
          <text:list>
            <text:list-item>
              <text:p text:style-name="P12">Correo <text:span text:style-name="T6">electrónico y/o</text:span>Servicio de <text:span text:style-name="T6">mensajería</text:span></text:p>
            </text:list-item>
            <text:list-item>
              <text:p text:style-name="P16"><text:span text:style-name="T6">Desconeción</text:span> de elementos de la instalación</text:p>
            </text:list-item>
          </text:list>
        </text:list-item>
        <text:list-item>
          <text:p text:style-name="P17">Conexión segura a los sistema de supervisión</text:p>
        </text:list-item>
      </text:list>
      <text:h text:style-name="Heading_20_3" text:outline-level="3">Requitos del sistema de supervisión</text:h>
      <text:p text:style-name="P4">El sistema de supervisión tiene como objetivo la supervisión de redes de energía de gran tamaño.</text:p>
      <text:list xml:id="list4816332155396380490" text:style-name="L5">
        <text:list-item>
          <text:p text:style-name="P18">La capacidad será de 1000 elementos</text:p>
        </text:list-item>
        <text:list-item>
          <text:p text:style-name="P18">La granularidad de la información llegará al sensor</text:p>
        </text:list-item>
        <text:list-item>
          <text:p text:style-name="P18">Las difer<text:span text:style-name="T8">e</text:span>ntes localizaciones se organizarán en forma de <text:span text:style-name="T8">árbol</text:span> y gráfico de conexiones</text:p>
        </text:list-item>
        <text:list-item>
          <text:p text:style-name="P18">Las localizaciones también se podrán representar en un mapa</text:p>
        </text:list-item>
        <text:list-item>
          <text:p text:style-name="P18">Se podrán ver las incidencias de la red en tiempo real</text:p>
        </text:list-item>
        <text:list-item>
          <text:p text:style-name="P18">Se aceptarán tanto sensores como los nodos que componen su red de transmisión</text:p>
        </text:list-item>
      </text:list>
      <text:h text:style-name="Heading_20_2" text:outline-level="2">Hitos</text:h>
      <text:list xml:id="list3739674089076278161" text:style-name="L6">
        <text:list-item>
          <text:p text:style-name="P19">Definición de la arquitectura</text:p>
        </text:list-item>
        <text:list-item>
          <text:p text:style-name="P19"><text:span text:style-name="T8">Integración</text:span> de sensores </text:p>
        </text:list-item>
        <text:list-item>
          <text:p text:style-name="P19">Conexión de la captura a la supervi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1:48:49.278614187</meta:creation-date>
    <dc:date>2016-10-20T11:39:24.785723650</dc:date>
    <meta:editing-duration>PT3H17M39S</meta:editing-duration>
    <meta:editing-cycles>13</meta:editing-cycles>
    <meta:generator>LibreOffice/5.1.4.2$Linux_X86_64 LibreOffice_project/10m0$Build-2</meta:generator>
    <meta:document-statistic meta:table-count="1" meta:image-count="0" meta:object-count="0" meta:page-count="2" meta:paragraph-count="52" meta:word-count="379" meta:character-count="2200" meta:non-whitespace-character-count="1902"/>
  </office:meta>
</office:document-meta>
</file>